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cell-protect="none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lts-survey55156" table:style-name="ta1">
        <table:table-column table:style-name="co1" table:number-columns-repeated="21" table:default-cell-style-name="ce1"/>
        <table:table-column table:style-name="co2" table:number-columns-repeated="16363" table:default-cell-style-name="ce1"/>
        <table:table-row table:style-name="ro1">
          <table:table-cell office:value-type="string" table:style-name="ce1">
            <text:p>Number of records in this query:</text:p>
          </table:table-cell>
          <table:table-cell office:value-type="float" office:value="162" table:style-name="ce1">
            <text:p>16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otal records in survey:</text:p>
          </table:table-cell>
          <table:table-cell office:value-type="float" office:value="162" table:style-name="ce1">
            <text:p>16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centage of total:</text:p>
          </table:table-cell>
          <table:table-cell office:value-type="string" table:style-name="ce1">
            <text:p>100.00%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ype of company / Government agenc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sortium (A5)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.7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blic sector (A2)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20.3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eelance (A3)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.4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ivate (A1)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4.3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iversity / School (A4)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58.0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th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.7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7.41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umber of employe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ss than 10 (A1)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4.3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tween 11 and 50 (A2)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.7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tween 51 and 100 (A3)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.4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tween 101 and 500 (A4)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.7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tween 501 and 1000 (A5)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10.4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e than 1000 (A6)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47.5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don't know / I don't want to answer (A7)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16.0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th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.2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3.0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7.41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in working 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ministrative (A1)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8.0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formation and Communication Technologies (ICT) (A2)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8.6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ercial / business (A3)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3.0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ducation (A4)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6.7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search (A5)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43.2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udent (A7)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7.4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chnic (A6)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8.0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the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.7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.7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7.41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4(SQ001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 you know about open data and open data format? *</text:p>
            <text:p>[Open data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s (Y)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67.2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5.5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certain (U)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9.2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17.90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4(SQ002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 you know about open data and open data format? *</text:p>
            <text:p>[Open format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s (Y)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48.1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12.9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certain (U)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0.9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17.90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5(SQ001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 your company / sector use and/or release "open data"?</text:p>
            <text:p>[Use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s (Y)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45.6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5.5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certain (U)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30.8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17.90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5(SQ002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 your company / sector use and/or release "open data"?</text:p>
            <text:p>[publish / Offer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s (Y)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27.1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9.8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certain (U)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45.0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17.90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6(SQ001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 your company / sector use and/or offer "open data format"?</text:p>
            <text:p>[Use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s (Y)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38.8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.1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certain (U)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35.1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19.75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6(SQ002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 your company / sector use and/or offer "open data format"?</text:p>
            <text:p>[Offer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s (Y)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23.4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10.4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certain (U)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46.3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19.75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7(SQ001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ring Your professional activities which of these data format uses?</text:p>
            <text:p>[Open data format (Libre Office, Open Office...)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s (Y)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5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20.3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certain (U)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.1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6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.84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7(SQ002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ring Your professional activities which of these data format uses?</text:p>
            <text:p>[CSV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s (Y)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49.3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16.6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certain (U)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10.4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6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.84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7(SQ006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ring Your professional activities which of these data format uses?</text:p>
            <text:p>[GIS data (shapefile, Spatialite...)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s (Y)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32.1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36.4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certain (U)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8.0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6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.84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7(SQ003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ring Your professional activities which of these data format uses?</text:p>
            <text:p>[TXT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s (Y)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64.2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.1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certain (U)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.1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6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.84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7(SQ004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ring Your professional activities which of these data format uses?</text:p>
            <text:p>[XML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s (Y)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45.0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21.6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certain (U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9.8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6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.84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7(SQ005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ring Your professional activities which of these data format uses?</text:p>
            <text:p>[OTHER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s (Y)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3.5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27.1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certain (U)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35.1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.2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.84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777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f you have selected "OTHER" please detai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11.7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.8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86.4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8(SQ001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 Your spare time which of these data format uses?</text:p>
            <text:p>[Open data format (Libre Office, Open Office...)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s (Y)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50.6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22.2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certain (U)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.7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6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.84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8(SQ002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 Your spare time which of these data format uses?</text:p>
            <text:p>[CSV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s (Y)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33.9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34.5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certain (U)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7.4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.2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.84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8(SQ006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 Your spare time which of these data format uses?</text:p>
            <text:p>[GIS data <text:s/>(shapefile, Spatialite...)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s (Y)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.8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47.5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certain (U)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.1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6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.84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8(SQ003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 Your spare time which of these data format uses?</text:p>
            <text:p>[TXT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s (Y)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58.0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4.8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certain (U)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.7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6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.84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8(SQ004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 Your spare time which of these data format uses?</text:p>
            <text:p>[XML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s (Y)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32.1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40.1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certain (U)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4.3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6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.84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8(SQ005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 Your spare time which of these data format uses?</text:p>
            <text:p>[OTHER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s (Y)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8.6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43.8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certain (U)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23.4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.2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.84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888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f you have selected "OTHER" please detai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8.0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6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91.36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y You know about free software and/or open source?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s (Y)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70.3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4.3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6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24.69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1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 You Know about free license such as "Creative Commons" (CC), GNU Public License (GPL)....?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s (Y)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61.1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3.5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6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24.69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11(SQ001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 your company/sector, do you know about migration projects/initiative toward free and/or open source software?</text:p>
            <text:p>[I know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s (Y)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29.6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5.4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certain (U)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27.1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27.78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1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 your company/sector, can you estimate the percentage of PC using Free and/or Open Source software?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alculation</text:p>
          </table:table-cell>
          <table:table-cell office:value-type="string" table:style-name="ce1">
            <text:p>Resul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unt</text:p>
          </table:table-cell>
          <table:table-cell office:value-type="float" office:value="116" table:style-name="ce1">
            <text:p>1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m</text:p>
          </table:table-cell>
          <table:table-cell office:value-type="float" office:value="3954" table:style-name="ce1">
            <text:p>39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ndard deviation</text:p>
          </table:table-cell>
          <table:table-cell office:value-type="float" office:value="30.68" table:style-name="ce1">
            <text:p>30,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erage</text:p>
          </table:table-cell>
          <table:table-cell office:value-type="float" office:value="34.090000000000003" table:style-name="ce1">
            <text:p>34,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mum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st quartile (Q1)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nd quartile (Median)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rd quartile (Q3)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imum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ll values are ignored in calculation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1 and Q3 calculated using minitab method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1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at are the areas of most interest or usage?</text:p>
            <text:p/>
            <text:p><text:tab/>(it is possible to give more answers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dio / Video / multimedia (SQ018)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36.4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ilding Information Modeling (BIM) (SQ015)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4.9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uter-Aided Design (CAD) (SQ001)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20.3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uter-Aided Energy Management (CAEM) (SQ016)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.2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uter-Aided Engineering (CAE) (SQ013)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4.9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MS (Content Management System) (SQ010)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16.0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tabase (DB, RDBMS...) (SQ002)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35.1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ta Mining (SQ003)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16.0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ographic Information System (G.I.S.) (SQ004)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31.4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ctor graphic (SQ012)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3.5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formation and Communications Technologies (ICT) (SQ017)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17.9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gramming languages / development environment / IDE... (SQ005)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30.2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-mail (SQ006)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35.1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ffice Automation (SQ007)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21.6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ndering, 3D Modeling (SQ011)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2.3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erating system (Client/Server) (SQ008)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27.1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nsport Simulation Systems (TSS) (SQ014)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.2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mage editing (SQ009)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29.6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th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3.09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14(SQ001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at tools and/or software do you use most frequently?</text:p>
            <text:p>[Libre Office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fessional use (A1)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17.9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sonal use (A2)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5.4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know / I have heard to talk about it / I ave read about it (A3)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11.7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don't use (A4)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22.2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14(SQ002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at tools and/or software do you use most frequently?</text:p>
            <text:p>[Open Office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fessional use (A1)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3.5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sonal use (A2)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19.1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know / I have heard to talk about it / I ave read about it (A3)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5.4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don't use (A4)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19.1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14(SQ003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at tools and/or software do you use most frequently?</text:p>
            <text:p>[E-mail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fessional use (A1)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33.3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sonal use (A2)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17.2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know / I have heard to talk about it / I ave read about it (A3)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.7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don't use (A4)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12.9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14(SQ004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at tools and/or software do you use most frequently?</text:p>
            <text:p>[Gimp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fessional use (A1)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2.3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sonal use (A2)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19.7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know / I have heard to talk about it / I ave read about it (A3)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11.1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don't use (A4)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24.0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14(SQ005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at tools and/or software do you use most frequently?</text:p>
            <text:p>[Inkscape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fessional use (A1)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.1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sonal use (A2)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8.0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know / I have heard to talk about it / I ave read about it (A3)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11.1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don't use (A4)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41.9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14(SQ006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at tools and/or software do you use most frequently?</text:p>
            <text:p>[Scribus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fessional use (A1)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3.0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sonal use (A2)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4.3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know / I have heard to talk about it / I ave read about it (A3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9.8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don't use (A4)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5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14(SQ007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at tools and/or software do you use most frequently?</text:p>
            <text:p>[QGIS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fessional use (A1)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19.1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sonal use (A2)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.4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know / I have heard to talk about it / I ave read about it (A3)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12.9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don't use (A4)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14(SQ008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at tools and/or software do you use most frequently?</text:p>
            <text:p>[GRASS GIS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fessional use (A1)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7.4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sonal use (A2)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.2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know / I have heard to talk about it / I ave read about it (A3)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5.4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don't use (A4)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43.2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14(SQ009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at tools and/or software do you use most frequently?</text:p>
            <text:p>[Other GIS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fessional use (A1)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11.1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sonal use (A2)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.2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know / I have heard to talk about it / I ave read about it (A3)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4.8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don't use (A4)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40.1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14(SQ010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at tools and/or software do you use most frequently?</text:p>
            <text:p>[Linux (any distro)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fessional use (A1)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16.6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sonal use (A2)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0.9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know / I have heard to talk about it / I ave read about it (A3)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16.0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don't use (A4)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3.5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14(SQ011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at tools and/or software do you use most frequently?</text:p>
            <text:p>[Linux Server (any distro)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fessional use (A1)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3.5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sonal use (A2)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3.0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know / I have heard to talk about it / I ave read about it (A3)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.8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don't use (A4)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27.7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14(SQ012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at tools and/or software do you use most frequently?</text:p>
            <text:p>[PostgreSQL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fessional use (A1)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11.1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sonal use (A2)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.8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know / I have heard to talk about it / I ave read about it (A3)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2.3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don't use (A4)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41.9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14(SQ013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at tools and/or software do you use most frequently?</text:p>
            <text:p>[MySQL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fessional use (A1)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2.3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sonal use (A2)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4.9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know / I have heard to talk about it / I ave read about it (A3)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.5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don't use (A4)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31.4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14(SQ014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at tools and/or software do you use most frequently?</text:p>
            <text:p>[CMS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fessional use (A1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9.8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sonal use (A2)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.1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know / I have heard to talk about it / I ave read about it (A3)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8.6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don't use (A4)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42.5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14(SQ015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at tools and/or software do you use most frequently?</text:p>
            <text:p>[Programming languages / development environment / IDE...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fessional use (A1)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.8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sonal use (A2)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7.4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know / I have heard to talk about it / I ave read about it (A3)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8.0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don't use (A4)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29.0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14(SQ017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at tools and/or software do you use most frequently?</text:p>
            <text:p>[CAD / CAE / BIM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fessional use (A1)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11.7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sonal use (A2)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.1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know / I have heard to talk about it / I ave read about it (A3)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16.0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don't use (A4)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33.3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14(SQ018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at tools and/or software do you use most frequently?</text:p>
            <text:p>[Rendering / 3D Modeling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fessional use (A1)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9.2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sonal use (A2)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5.5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know / I have heard to talk about it / I ave read about it (A3)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17.2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don't use (A4)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35.1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14(SQ019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at tools and/or software do you use most frequently?</text:p>
            <text:p>[OTHER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fessional use (A1)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5.5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sonal use (A2)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.8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know / I have heard to talk about it / I ave read about it (A3)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.8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don't use (A4)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58.0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999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f you have selected "OTHER" please detai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.1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3.0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90.74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 your business, have you never bought (or asked to buy) proprietary software over the past 24 months?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s (Y)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28.4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38.8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 you know about the existence, in Italy, of a "Digital Public Sector Code" (CAD)?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s (Y)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29.0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38.2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1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ave you ever made a "benchmarking" (on the reusability of the software) as required by AGID legislation?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s (Y)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4.9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62.3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18(SQ006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  <text:p>[Free and/or open source software provides better performance than proprietary software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'm agree (A1)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8.0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'm partially agree (A2)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3.5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don't agree (A3)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26.5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uova opzione di risposta (A4)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19.1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18(SQ007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  <text:p>[Free and/or Open source software provides lower costs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'm agree (A1)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4.3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'm partially agree (A2)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.1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don't agree (A3)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11.7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uova opzione di risposta (A4)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45.0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18(SQ008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  <text:p>[The use of Free and/or Open Source software is recommended, where possible, from the italian CAD (Digital Administration Code)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'm agree (A1)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9.2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'm partially agree (A2)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22.2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don't agree (A3)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20.3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uova opzione di risposta (A4)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5.4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18(SQ009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  <text:p>[For ethical reasons, it is more correct that the Public Administration invests public money to support Free and/or Open Source solutions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'm agree (A1)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.7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'm partially agree (A2)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10.4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don't agree (A3)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.5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uova opzione di risposta (A4)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34.5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eld summary for 18(SQ010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  <text:p>[Free and/or Open source software provides greater guarantees service continuity , not being tied to a single company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cent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'm agree (A1)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7.4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'm partially agree (A2)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16.0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 don't agree (A3)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0.9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uova opzione di risposta (A4)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.8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answ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 completed or Not displayed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104798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grid 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018631</meta:initial-creator>
    <dc:creator>FRANCESCO FIERMONTE - QGIS TUTORIAL - WMS</dc:creator>
    <meta:creation-date>2016-06-20T07:45:58Z</meta:creation-date>
    <dc:date>2016-06-20T07:45:58Z</dc:date>
  </office:meta>
</office:document-meta>
</file>